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oppins" svg:font-family="Poppins, 'Poppins Fallback', ui-sans-serif, system-ui, apple-system, BlinkMacSystemFont, 'Segoe UI', Roboto, 'Helvetica Neue', Arial, 'Noto Sans', sans-serif, 'Apple Color Emoji', 'Segoe UI Emoji', 'Segoe UI Symbol', 'Noto Color Emoji'"/>
    <style:font-face style:name="Space Mono" svg:font-family="'Space Mono', 'Space Mono Fallback', ui-monospace, SFMono-Regular, monospace"/>
    <style:font-face style:name="Times New Roman" svg:font-family="'Times New Roman'"/>
    <style:font-face style:name="apple-system" svg:font-family="apple-system, BlinkMacSystemFont, 'Segoe UI Adjusted', 'Segoe UI', 'Liberation Sans', sans-serif"/>
    <style:font-face style:name="var ff-mono" svg:font-family="'var ff-mono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272a" loext:opacity="100%" style:font-name="Poppin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272a" loext:opacity="100%" style:font-name="Poppins" fo:font-size="12pt" fo:letter-spacing="normal" fo:font-style="normal" fo:font-weight="normal" officeooo:paragraph-rsid="000f766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272a" loext:opacity="100%" style:font-name="Poppins" fo:font-size="12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272a" loext:opacity="100%" style:font-name="Poppins" fo:font-size="12pt" fo:letter-spacing="normal" fo:font-style="normal" fo:font-weight="bold" officeooo:paragraph-rsid="000f766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o instalar markdown2</text:p>
      <text:p text:style-name="P5"/>
      <text:p text:style-name="Standard">Si prefieres instalar desde los repositorios de Ubuntu, puedes seguir estos pasos:markdown2</text:p>
      <text:p text:style-name="Standard">Abra la terminal en Ubuntu.</text:p>
      <text:p text:style-name="Standard"/>
      <text:p text:style-name="Standard">Ejecuta el siguiente comando para descargar el paquete :<text:span text:style-name="T1">python3-markdown2</text:span></text:p>
      <text:p text:style-name="Standard"/>
      <text:p text:style-name="P6"/>
      <text:p text:style-name="Standard"><text:span text:style-name="T1">wget </text:span><text:a xlink:type="simple" xlink:href="http://archive.ubuntu.com/ubuntu/pool/universe/p/python-markdown2/python3-markdown2_2.3.7-2_all.deb" text:style-name="Internet_20_link" text:visited-style-name="Visited_20_Internet_20_Link"><text:span text:style-name="T1">http://archive.ubuntu.com/ubuntu/pool/universe/p/python-markdown2/python3-markdown2_2.3.7-2_all.deb</text:span></text:a></text:p>
      <text:p text:style-name="Standard"/>
      <text:p text:style-name="Standard"/>
      <text:p text:style-name="P1">Luego, ejecuta el siguiente comando para instalar el paquete descargado:</text:p>
      <text:p text:style-name="P1"/>
      <text:p text:style-name="P3">sudo dpkg -i python3-markdown2_2.3.7-2_all.deb</text:p>
      <text:p text:style-name="P1"/>
      <text:p text:style-name="P2">Usa el comando: <text:span text:style-name="T1">pip list </text:span></text:p>
      <text:p text:style-name="P2">para listar los módulos o librerías que tienes instaladas.</text:p>
      <text:p text:style-name="P2"/>
      <text:p text:style-name="P2"/>
      <text:p text:style-name="P2">Verifica que se haya instalado correctamente después del siguiente comando:markdown2</text:p>
      <text:p text:style-name="P4">python3 -c "import markdown2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oppins" svg:font-family="Poppins, 'Poppins Fallback', ui-sans-serif, system-ui, apple-system, BlinkMacSystemFont, 'Segoe UI', Roboto, 'Helvetica Neue', Arial, 'Noto Sans', sans-serif, 'Apple Color Emoji', 'Segoe UI Emoji', 'Segoe UI Symbol', 'Noto Color Emoji'"/>
    <style:font-face style:name="Space Mono" svg:font-family="'Space Mono', 'Space Mono Fallback', ui-monospace, SFMono-Regular, monospace"/>
    <style:font-face style:name="Times New Roman" svg:font-family="'Times New Roman'"/>
    <style:font-face style:name="apple-system" svg:font-family="apple-system, BlinkMacSystemFont, 'Segoe UI Adjusted', 'Segoe UI', 'Liberation Sans', sans-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20:08:36.932067377</meta:creation-date>
    <dc:date>2023-07-18T20:17:29.242685666</dc:date>
    <meta:editing-duration>PT8M53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" meta:paragraph-count="11" meta:word-count="73" meta:character-count="632" meta:non-whitespace-character-count="569"/>
  </office:meta>
</office:document-meta>
</file>